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60000001608F4B136A.png" manifest:media-type=""/>
  <manifest:file-entry manifest:full-path="Pictures/100002010000016000000160E2027FF1.png" manifest:media-type=""/>
  <manifest:file-entry manifest:full-path="Pictures/100002010000016000000160A2471E2A.png" manifest:media-type=""/>
  <manifest:file-entry manifest:full-path="Pictures/100002010000016000000160FF0AF6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5.079cm" svg:x="0.762cm" svg:y="0.508cm">
          <draw:image xlink:href="Pictures/100002010000016000000160E2027FF1.png" xlink:type="simple" xlink:show="embed" xlink:actuate="onLoad">
            <text:p/>
          </draw:image>
        </draw:frame>
        <draw:frame draw:style-name="gr2" draw:layer="layout" svg:width="1.679cm" svg:height="0.645cm" svg:x="2.462cm" svg:y="5.806cm">
          <draw:text-box>
            <text:p>t = 2.27</text:p>
          </draw:text-box>
        </draw:frame>
        <draw:frame draw:style-name="gr1" draw:text-style-name="P1" draw:layer="layout" svg:width="5.079cm" svg:height="5.079cm" svg:x="6.859cm" svg:y="0.509cm">
          <draw:image xlink:href="Pictures/100002010000016000000160A2471E2A.png" xlink:type="simple" xlink:show="embed" xlink:actuate="onLoad">
            <text:p/>
          </draw:image>
        </draw:frame>
        <draw:frame draw:style-name="gr2" draw:layer="layout" svg:width="1.848cm" svg:height="0.645cm" svg:x="8.474cm" svg:y="5.806cm">
          <draw:text-box>
            <text:p>t = 11.36</text:p>
          </draw:text-box>
        </draw:frame>
        <draw:frame draw:style-name="gr1" draw:text-style-name="P1" draw:layer="layout" svg:width="5.079cm" svg:height="5.079cm" svg:x="0.762cm" svg:y="6.605cm">
          <draw:image xlink:href="Pictures/1000020100000160000001608F4B136A.png" xlink:type="simple" xlink:show="embed" xlink:actuate="onLoad">
            <text:p/>
          </draw:image>
        </draw:frame>
        <draw:frame draw:style-name="gr2" draw:layer="layout" svg:width="1.679cm" svg:height="0.645cm" svg:x="2.462cm" svg:y="12.004cm">
          <draw:text-box>
            <text:p>t = 22.7</text:p>
          </draw:text-box>
        </draw:frame>
        <draw:frame draw:style-name="gr2" draw:layer="layout" svg:width="1.679cm" svg:height="0.645cm" svg:x="8.559cm" svg:y="12.004cm">
          <draw:text-box>
            <text:p>t = 50.0</text:p>
          </draw:text-box>
        </draw:frame>
        <draw:frame draw:style-name="gr1" draw:text-style-name="P1" draw:layer="layout" svg:width="5.079cm" svg:height="5.079cm" svg:x="6.859cm" svg:y="6.605cm">
          <draw:image xlink:href="Pictures/100002010000016000000160FF0AF6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15T10:31:53</meta:creation-date>
    <dc:date>2015-07-22T13:59:14</dc:date>
    <dc:creator>James &lt;jjramsey&gt;</dc:creator>
    <meta:editing-duration>P0D</meta:editing-duration>
    <meta:editing-cycles>4</meta:editing-cycles>
    <meta:generator>LibreOffice/4.0.4.2$Linux_X86_64 LibreOffice_project/400m0$Build-2</meta:generator>
    <meta:document-statistic meta:object-count="8"/>
  </office:meta>
</office:document-meta>
</file>